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89e" officeooo:paragraph-rsid="0006589e"/>
    </style:style>
    <style:style style:name="P2" style:family="paragraph" style:parent-style-name="Standard">
      <style:text-properties officeooo:rsid="000826a9" officeooo:paragraph-rsid="000826a9"/>
    </style:style>
    <style:style style:name="P3" style:family="paragraph" style:parent-style-name="Standard">
      <style:text-properties officeooo:rsid="000b38a9" officeooo:paragraph-rsid="000b38a9"/>
    </style:style>
    <style:style style:name="P4" style:family="paragraph" style:parent-style-name="Standard">
      <style:text-properties officeooo:rsid="000bdca1" officeooo:paragraph-rsid="000bdca1"/>
    </style:style>
    <style:style style:name="T1" style:family="text">
      <style:text-properties officeooo:rsid="0009c295"/>
    </style:style>
    <style:style style:name="T2" style:family="text">
      <style:text-properties officeooo:rsid="000d0899"/>
    </style:style>
    <style:style style:name="T3" style:family="text">
      <style:text-properties officeooo:rsid="000ea7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face culling</text:p>
      <text:p text:style-name="P1">Occlusion culling</text:p>
      <text:p text:style-name="P1">Frustum culling</text:p>
      <text:p text:style-name="P1"/>
      <text:p text:style-name="P1">WebGL 1 instead of WebGL 2</text:p>
      <text:p text:style-name="P1">Reduce draw calls</text:p>
      <text:p text:style-name="P1"/>
      <text:p text:style-name="P2">On break block, find alternative to regenerating the entire chunk</text:p>
      <text:p text:style-name="P2"><text:tab/><text:span text:style-name="T1">Just update neighboring 6 blocks</text:span></text:p>
      <text:p text:style-name="P2"/>
      <text:p text:style-name="P3">Separate mesh for each block</text:p>
      <text:p text:style-name="P3">GPU instancing</text:p>
      <text:p text:style-name="P3"/>
      <text:p text:style-name="P3"/>
      <text:p text:style-name="P4">Spore-like mechanics for tribes and relations with humans</text:p>
      <text:p text:style-name="P4"><text:tab/><text:span text:style-name="T2">Tribes provide quests to humans – i.e. “Bring gold from the eastern isle and we will provide access to our farms”, or “Steal the Sacred Scrolls from the cave dwellers and we’ll give you sapphire”.</text:span></text:p>
      <text:p text:style-name="P4"><text:tab/><text:span text:style-name="T2">Hurting the members of tribes, stealing their resources, defacing their property or otherwise disrespecting their tribe will harm relations and potentially turn the tribe against you. </text:span><text:span text:style-name="T3">This may result in attacks from the villagers, territorialism, and sanctions.</text:span></text:p>
      <text:p text:style-name="P4"><text:tab/><text:span text:style-name="T3">Gifting the tribes, accomplishing quests, or trading can improve relations, resulting in better deals and greater access to the village’s resources.</text:span></text:p>
      <text:p text:style-name="P4"><text:tab/><text:span text:style-name="T3">There are different types of tribes – above ground, under ground, island ridges, floating, and inter-dimensional. They may have relations with each other and have trade routes established based on the availability of resources. A change in relation with one tribe may result in other tribes changing their relations with you as well.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22:40:51.035204841</meta:creation-date>
    <dc:date>2023-09-07T00:36:44.868785538</dc:date>
    <meta:editing-duration>PT1H55M52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89" meta:character-count="1230" meta:non-whitespace-character-count="1048"/>
  </office:meta>
</office:document-meta>
</file>